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cda8" officeooo:paragraph-rsid="0005cd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c flensburg <text:s/>--------- pc distelhausen</text:p>
      <text:p text:style-name="P1"/>
      <text:p text:style-name="P1">hwp@flensburg:~$ traceroute 10.2.1.1</text:p>
      <text:p text:style-name="P1">traceroute to 10.2.1.1 (10.2.1.1), 30 hops max, 60 byte packets</text:p>
      <text:p text:style-name="P1"><text:s/>1 <text:s/>10.1.1.254 (10.1.1.254) <text:s/>1.199 ms <text:s/>1.209 ms <text:s/>1.431 ms</text:p>
      <text:p text:style-name="P1"><text:s/>2 <text:s/>10.3.1.2 (10.3.1.2) <text:s/>1.181 ms <text:s/>1.167 ms <text:s/>1.384 ms</text:p>
      <text:p text:style-name="P1"><text:s/>3 <text:s/>10.3.2.1 (10.3.2.1) <text:s/>1.379 ms <text:s/>1.669 ms <text:s/>1.663 ms</text:p>
      <text:p text:style-name="P1"><text:s/>4 <text:s/>10.2.1.1 (10.2.1.1) <text:s/>1.084 ms <text:s/>1.076 ms <text:s/>1.067 ms</text:p>
      <text:p text:style-name="P1"/>
      <text:p text:style-name="P1"/>
      <text:p text:style-name="P1"/>
      <text:p text:style-name="P1">Pc flensburg <text:s/>---------Telefon distelhausen</text:p>
      <text:p text:style-name="P1"/>
      <text:p text:style-name="P1">hwp@flensburg:~$ traceroute 10.2.2.2</text:p>
      <text:p text:style-name="P1">traceroute to 10.2.2.2 (10.2.2.2), 30 hops max, 60 byte packets</text:p>
      <text:p text:style-name="P1"><text:s/>1 <text:s/>10.1.1.254 (10.1.1.254) <text:s/>1.117 ms <text:s/>1.106 ms <text:s/>1.096 ms</text:p>
      <text:p text:style-name="P1"><text:s/>2 <text:s/>10.3.4.2 (10.3.4.2) <text:s/>196.101 ms <text:s/>324.911 ms <text:s/>378.232 ms</text:p>
      <text:p text:style-name="P1"><text:s/>3 <text:s/>10.3.5.1 (10.3.5.1) <text:s/>181.891 ms <text:s/>201.301 ms <text:s/>191.126 ms</text:p>
      <text:p text:style-name="P1"><text:s/>4 <text:s/>10.2.2.2 (10.2.2.2) <text:s/>184.072 ms <text:s/>185.580 ms <text:s/>182.609 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1:14:59.721497660</meta:creation-date>
    <dc:date>2016-05-02T11:17:54.034602076</dc:date>
    <meta:editing-duration>P0D</meta:editing-duration>
    <meta:editing-cycles>1</meta:editing-cycles>
    <meta:document-statistic meta:table-count="0" meta:image-count="0" meta:object-count="0" meta:page-count="1" meta:paragraph-count="14" meta:word-count="108" meta:character-count="740" meta:non-whitespace-character-count="595"/>
    <meta:generator>LibreOffice/4.2.8.2$Linux_x86 LibreOffice_project/420m0$Build-2</meta:generator>
  </office:meta>
</office:document-meta>
</file>